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03efc1" officeooo:paragraph-rsid="00002598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02598" officeooo:paragraph-rsid="00002598" style:font-size-asian="16pt" style:language-asian="zh" style:country-asian="CN" style:font-size-complex="18.25pt"/>
    </style:style>
    <style:style style:name="P3" style:family="paragraph" style:parent-style-name="Table_20_Contents">
      <style:text-properties fo:font-size="18.25pt" officeooo:rsid="0003efc1" officeooo:paragraph-rsid="00002598" style:font-size-asian="16pt" style:font-size-complex="18.25pt"/>
    </style:style>
    <style:style style:name="T1" style:family="text">
      <style:text-properties officeooo:rsid="00002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Servlet</text:p>
      <text:p text:style-name="P1">需要重写的方法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*doGet是给get方式的http的请求做响应的</text:p>
            <text:p text:style-name="P3"><text:s/>*doPost是给post方式的http的请求做响应的</text:p>
            <text:p text:style-name="P3"><text:s/>*/</text:p>
            <text:p text:style-name="P3">public class HTTPServletDemo extends HttpServlet{</text:p>
            <text:p text:style-name="P3"/>
            <text:p text:style-name="P3"><text:tab/>@Override</text:p>
            <text:p text:style-name="P3"><text:tab/>public void init() throws ServletException {</text:p>
            <text:p text:style-name="P3"><text:tab/><text:tab/>System.out.println("实例初始化");</text:p>
            <text:p text:style-name="P3"><text:tab/>}</text:p>
            <text:p text:style-name="P3"/>
            <text:p text:style-name="P3"><text:tab/>@Override</text:p>
            <text:p text:style-name="P3"><text:tab/>protected void doGet(HttpServletRequest req, HttpServletResponse resp)</text:p>
            <text:p text:style-name="P3"><text:tab/><text:tab/><text:tab/>throws ServletException, IOException {</text:p>
            <text:p text:style-name="P3"><text:tab/>}</text:p>
            <text:p text:style-name="P3"/>
            <text:p text:style-name="P3"><text:tab/>@Override</text:p>
            <text:p text:style-name="P3"><text:tab/>protected void doPost(HttpServletRequest req, HttpServletResponse resp)</text:p>
            <text:p text:style-name="P3"><text:tab/>}</text:p>
            <text:p text:style-name="P3"><text:tab/></text:p>
            <text:p text:style-name="P3"><text:tab/></text:p>
            <text:p text:style-name="P3"><text:tab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1S</meta:editing-duration>
    <meta:editing-cycles>4</meta:editing-cycles>
    <meta:generator>LibreOffice/5.3.0.3$Windows_X86_64 LibreOffice_project/7074905676c47b82bbcfbea1aeefc84afe1c50e1</meta:generator>
    <dc:date>2018-03-14T16:33:09.312000000</dc:date>
    <meta:document-statistic meta:table-count="1" meta:image-count="0" meta:object-count="0" meta:page-count="1" meta:paragraph-count="20" meta:word-count="80" meta:character-count="422" meta:non-whitespace-character-count="381"/>
    <meta:user-defined meta:name="Info 1"/>
    <meta:user-defined meta:name="Info 2"/>
    <meta:user-defined meta:name="Info 3"/>
    <meta:user-defined meta:name="Info 4"/>
  </office:meta>
</office:document-meta>
</file>